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1E1E1E"/>
    </style:style>
    <style:style style:name="T2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color="#569CD6" fo:font-size="10.5pt" style:font-size-asian="10.5pt" style:font-size-complex="10.5pt" style:language-asian="es" style:country-asian="CO"/>
    </style:style>
    <style:style style:name="P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7" style:parent-style-name="Normal" style:family="paragraph">
      <style:paragraph-properties fo:margin-bottom="0in" style:line-height-at-least="0.1979in" fo:background-color="#1E1E1E"/>
    </style:style>
    <style:style style:name="T18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color="#569CD6" fo:font-size="10.5pt" style:font-size-asian="10.5pt" style:font-size-complex="10.5pt" style:language-asian="es" style:country-asian="CO"/>
    </style:style>
    <style:style style:name="P1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3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3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3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3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3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3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3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4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41" style:parent-style-name="Normal" style:family="paragraph">
      <style:paragraph-properties fo:margin-bottom="0in" style:line-height-at-least="0.1979in" fo:background-color="#1E1E1E"/>
    </style:style>
    <style:style style:name="T42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color="#569CD6" fo:font-size="10.5pt" style:font-size-asian="10.5pt" style:font-size-complex="10.5pt" style:language-asian="es" style:country-asian="CO"/>
    </style:style>
    <style:style style:name="P43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4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4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4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4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4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5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5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53" style:parent-style-name="Normal" style:family="paragraph">
      <style:paragraph-properties fo:margin-bottom="0in" style:line-height-at-least="0.1979in" fo:background-color="#1E1E1E"/>
    </style:style>
    <style:style style:name="T54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color="#569CD6" fo:font-size="10.5pt" style:font-size-asian="10.5pt" style:font-size-complex="10.5pt" style:language-asian="es" style:country-asian="CO"/>
    </style:style>
    <style:style style:name="P55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5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5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5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5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6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6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6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6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6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6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6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6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6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7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7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7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7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7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7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7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7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7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7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80" style:parent-style-name="Normal" style:family="paragraph">
      <style:paragraph-properties fo:margin-bottom="0in" style:line-height-at-least="0.1979in" fo:background-color="#1E1E1E"/>
    </style:style>
    <style:style style:name="T81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color="#569CD6" fo:font-size="10.5pt" style:font-size-asian="10.5pt" style:font-size-complex="10.5pt" style:language-asian="es" style:country-asian="CO"/>
    </style:style>
    <style:style style:name="P8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8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8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8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8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8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8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8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9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9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9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9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9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9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9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9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9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99" style:parent-style-name="Normal" style:family="paragraph">
      <style:paragraph-properties fo:margin-bottom="0in" style:line-height-at-least="0.1979in" fo:background-color="#1E1E1E"/>
    </style:style>
    <style:style style:name="T100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color="#569CD6" fo:font-size="10.5pt" style:font-size-asian="10.5pt" style:font-size-complex="10.5pt" style:language-asian="es" style:country-asian="CO"/>
    </style:style>
    <style:style style:name="P10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0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0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0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0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0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0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0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0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10" style:parent-style-name="Normal" style:family="paragraph">
      <style:paragraph-properties fo:margin-bottom="0in" style:line-height-at-least="0.1979in" fo:background-color="#1E1E1E"/>
    </style:style>
    <style:style style:name="T111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color="#569CD6" fo:font-size="10.5pt" style:font-size-asian="10.5pt" style:font-size-complex="10.5pt" style:language-asian="es" style:country-asian="CO"/>
    </style:style>
    <style:style style:name="P11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1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1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1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1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1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1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2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2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2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2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2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25" style:parent-style-name="Normal" style:family="paragraph">
      <style:paragraph-properties fo:margin-bottom="0in" style:line-height-at-least="0.1979in" fo:background-color="#1E1E1E"/>
    </style:style>
    <style:style style:name="T126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color="#569CD6" fo:font-size="10.5pt" style:font-size-asian="10.5pt" style:font-size-complex="10.5pt" style:language-asian="es" style:country-asian="CO"/>
    </style:style>
    <style:style style:name="P12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2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2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3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3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3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33" style:parent-style-name="Normal" style:family="paragraph">
      <style:paragraph-properties fo:margin-bottom="0in" style:line-height-at-least="0.1979in" fo:background-color="#1E1E1E"/>
    </style:style>
    <style:style style:name="T134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color="#569CD6" fo:font-size="10.5pt" style:font-size-asian="10.5pt" style:font-size-complex="10.5pt" style:language-asian="es" style:country-asian="CO"/>
    </style:style>
    <style:style style:name="P1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3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3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4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4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4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4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4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4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4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4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4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5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5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5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5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5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5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57" style:parent-style-name="Normal" style:family="paragraph">
      <style:paragraph-properties fo:margin-bottom="0in" style:line-height-at-least="0.1979in" fo:background-color="#1E1E1E"/>
    </style:style>
    <style:style style:name="T158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color="#569CD6" fo:font-size="10.5pt" style:font-size-asian="10.5pt" style:font-size-complex="10.5pt" style:language-asian="es" style:country-asian="CO"/>
    </style:style>
    <style:style style:name="P15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6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6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6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6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6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6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6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6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6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7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7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7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7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7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7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7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7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7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7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8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8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8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8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84" style:parent-style-name="Normal" style:family="paragraph">
      <style:paragraph-properties fo:margin-bottom="0in" style:line-height-at-least="0.1979in" fo:background-color="#1E1E1E"/>
    </style:style>
    <style:style style:name="T185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color="#569CD6" fo:font-size="10.5pt" style:font-size-asian="10.5pt" style:font-size-complex="10.5pt" style:language-asian="es" style:country-asian="CO"/>
    </style:style>
    <style:style style:name="P18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8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8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8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9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9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9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9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9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9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9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9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9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19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0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0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0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03" style:parent-style-name="Normal" style:family="paragraph">
      <style:paragraph-properties fo:margin-bottom="0in" style:line-height-at-least="0.1979in" fo:background-color="#1E1E1E"/>
    </style:style>
    <style:style style:name="T204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color="#569CD6" fo:font-size="10.5pt" style:font-size-asian="10.5pt" style:font-size-complex="10.5pt" style:language-asian="es" style:country-asian="CO"/>
    </style:style>
    <style:style style:name="P20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0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0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0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0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1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1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1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14" style:parent-style-name="Normal" style:family="paragraph">
      <style:paragraph-properties fo:margin-bottom="0in" style:line-height-at-least="0.1979in" fo:background-color="#1E1E1E"/>
    </style:style>
    <style:style style:name="T215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color="#569CD6" fo:font-size="10.5pt" style:font-size-asian="10.5pt" style:font-size-complex="10.5pt" style:language-asian="es" style:country-asian="CO"/>
    </style:style>
    <style:style style:name="P21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1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1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1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2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2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2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2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2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2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2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2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2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2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3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3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3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3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3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3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3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4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41" style:parent-style-name="Normal" style:family="paragraph">
      <style:paragraph-properties fo:margin-bottom="0in" style:line-height-at-least="0.1979in" fo:background-color="#1E1E1E"/>
    </style:style>
    <style:style style:name="T242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color="#569CD6" fo:font-size="10.5pt" style:font-size-asian="10.5pt" style:font-size-complex="10.5pt" style:language-asian="es" style:country-asian="CO"/>
    </style:style>
    <style:style style:name="P24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4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4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4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4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4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5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5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5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5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5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5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5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5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5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6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6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6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6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6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6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6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6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6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7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7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7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7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7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7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7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77" style:parent-style-name="Normal" style:family="paragraph">
      <style:paragraph-properties fo:margin-bottom="0in" style:line-height-at-least="0.1979in" fo:background-color="#1E1E1E"/>
    </style:style>
    <style:style style:name="T278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color="#569CD6" fo:font-size="10.5pt" style:font-size-asian="10.5pt" style:font-size-complex="10.5pt" style:language-asian="es" style:country-asian="CO"/>
    </style:style>
    <style:style style:name="P27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8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8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8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8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8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8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8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8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8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8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  <style:style style:name="P29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CO"/>
    </style:style>
  </office:automatic-styles>
  <office:body>
    <office:text text:use-soft-page-breaks="true">
      <text:p text:style-name="P1"><text:span text:style-name="T2">## Configuración Básica</text:span></text:p>
      <text:p text:style-name="P3"/>
      <text:p text:style-name="P4">Configurar Nombre que salen en los commits</text:p>
      <text:p text:style-name="P5">```ssh</text:p>
      <text:p text:style-name="P6">    git config --global user.name "dasdo"</text:p>
      <text:p text:style-name="P7">```</text:p>
      <text:p text:style-name="P8">Configurar Email</text:p>
      <text:p text:style-name="P9">```ssh  </text:p>
      <text:p text:style-name="P10">    git config --global user.email dasdo1@gmail.com</text:p>
      <text:p text:style-name="P11">```</text:p>
      <text:p text:style-name="P12">Marco de colores para los comando</text:p>
      <text:p text:style-name="P13">```ssh</text:p>
      <text:p text:style-name="P14">    git config --global color.ui true</text:p>
      <text:p text:style-name="P15">```</text:p>
      <text:p text:style-name="P16"/>
      <text:p text:style-name="P17"><text:span text:style-name="T18">## Iniciando repositorio</text:span></text:p>
      <text:p text:style-name="P19"/>
      <text:p text:style-name="P20">Iniciamos GIT en la carpeta donde esta el proyecto</text:p>
      <text:p text:style-name="P21">```ssh</text:p>
      <text:p text:style-name="P22">    git init</text:p>
      <text:p text:style-name="P23">```</text:p>
      <text:p text:style-name="P24">Clonamos el repositorio de github o bitbucket</text:p>
      <text:p text:style-name="P25">```ssh</text:p>
      <text:p text:style-name="P26">    git clone &lt;url&gt;</text:p>
      <text:p text:style-name="P27">```</text:p>
      <text:p text:style-name="P28">Añadimos todos los archivos para el commit</text:p>
      <text:p text:style-name="P29">```ssh</text:p>
      <text:p text:style-name="P30">    git add .</text:p>
      <text:p text:style-name="P31">```</text:p>
      <text:p text:style-name="P32">Hacemos el primer commit</text:p>
      <text:p text:style-name="P33">```ssh</text:p>
      <text:p text:style-name="P34">    git commit -m "Texto que identifique por que se hizo el commit"</text:p>
      <text:p text:style-name="P35">```</text:p>
      <text:p text:style-name="P36">subimos al repositorio</text:p>
      <text:p text:style-name="P37">```ssh</text:p>
      <text:p text:style-name="P38">    git push origin master</text:p>
      <text:p text:style-name="P39">```</text:p>
      <text:p text:style-name="P40"/>
      <text:p text:style-name="P41"><text:span text:style-name="T42">## GIT CLONE</text:span></text:p>
      <text:p text:style-name="P43"/>
      <text:p text:style-name="P44">Clonamos el repositorio de github o bitbucket</text:p>
      <text:p text:style-name="P45">```ssh</text:p>
      <text:p text:style-name="P46">    git clone &lt;url&gt;</text:p>
      <text:p text:style-name="P47">```</text:p>
      <text:soft-page-break/>
      <text:p text:style-name="P48">Clonamos el repositorio de github o bitbucket ?????</text:p>
      <text:p text:style-name="P49">```ssh</text:p>
      <text:p text:style-name="P50">    git clone &lt;url&gt; git-demo</text:p>
      <text:p text:style-name="P51">```</text:p>
      <text:p text:style-name="P52"/>
      <text:p text:style-name="P53"><text:span text:style-name="T54">## GIT ADD</text:span></text:p>
      <text:p text:style-name="P55"/>
      <text:p text:style-name="P56">Añadimos todos los archivos para el commit</text:p>
      <text:p text:style-name="P57">```ssh</text:p>
      <text:p text:style-name="P58">    git add .</text:p>
      <text:p text:style-name="P59">```</text:p>
      <text:p text:style-name="P60">Añadimos el archivo para el commit</text:p>
      <text:p text:style-name="P61">```ssh</text:p>
      <text:p text:style-name="P62">    git add &lt;archivo&gt;</text:p>
      <text:p text:style-name="P63">```</text:p>
      <text:p text:style-name="P64">Añadimos todos los archivos para el commit omitiendo los nuevos</text:p>
      <text:p text:style-name="P65">```ssh</text:p>
      <text:p text:style-name="P66">    git add --all </text:p>
      <text:p text:style-name="P67">```</text:p>
      <text:p text:style-name="P68">Añadimos todos los archivos con la extensión especificada</text:p>
      <text:p text:style-name="P69">```ssh</text:p>
      <text:p text:style-name="P70">    git add *.txt</text:p>
      <text:p text:style-name="P71">```</text:p>
      <text:p text:style-name="P72">Añadimos todos los archivos dentro de un directorio y de una extensión especifica</text:p>
      <text:p text:style-name="P73">```ssh</text:p>
      <text:p text:style-name="P74">    git add docs/*.txt</text:p>
      <text:p text:style-name="P75">```</text:p>
      <text:p text:style-name="P76">Añadimos todos los archivos dentro de un directorios</text:p>
      <text:p text:style-name="P77">```ssh</text:p>
      <text:p text:style-name="P78">    git add docs/</text:p>
      <text:p text:style-name="P79">```</text:p>
      <text:p text:style-name="P80"><text:span text:style-name="T81">## GIT COMMIT</text:span></text:p>
      <text:p text:style-name="P82"/>
      <text:p text:style-name="P83">Cargar en el HEAD los cambios realizados</text:p>
      <text:p text:style-name="P84">```ssh</text:p>
      <text:p text:style-name="P85">    git commit -m "Texto que identifique por que se hizo el commit"</text:p>
      <text:p text:style-name="P86">```</text:p>
      <text:p text:style-name="P87">Agregar y Cargar en el HEAD los cambios realizados</text:p>
      <text:p text:style-name="P88">```ssh</text:p>
      <text:p text:style-name="P89">    git commit -a -m "Texto que identifique por que se hizo el commit"</text:p>
      <text:p text:style-name="P90">```</text:p>
      <text:p text:style-name="P91">De haber conflictos los muestra</text:p>
      <text:p text:style-name="P92">```ssh</text:p>
      <text:soft-page-break/>
      <text:p text:style-name="P93">    git commit -a </text:p>
      <text:p text:style-name="P94">```</text:p>
      <text:p text:style-name="P95">Agregar al ultimo commit, este no se muestra como un nuevo commit en los logs. Se puede especificar un nuevo mensaje</text:p>
      <text:p text:style-name="P96">```ssh</text:p>
      <text:p text:style-name="P97">    git commit --amend -m "Texto que identifique por que se hizo el commit"</text:p>
      <text:p text:style-name="P98">```</text:p>
      <text:p text:style-name="P99"><text:span text:style-name="T100">## GIT PUSH</text:span></text:p>
      <text:p text:style-name="P101"/>
      <text:p text:style-name="P102">Subimos al repositorio</text:p>
      <text:p text:style-name="P103">```ssh</text:p>
      <text:p text:style-name="P104">    git push &lt;origien&gt; &lt;branch&gt;</text:p>
      <text:p text:style-name="P105">```</text:p>
      <text:p text:style-name="P106">Subimos un tag</text:p>
      <text:p text:style-name="P107">```ssh</text:p>
      <text:p text:style-name="P108">    git push --tags</text:p>
      <text:p text:style-name="P109">```</text:p>
      <text:p text:style-name="P110"><text:span text:style-name="T111">## GIT LOG</text:span></text:p>
      <text:p text:style-name="P112"/>
      <text:p text:style-name="P113">Muestra los logs de los commits</text:p>
      <text:p text:style-name="P114">```ssh</text:p>
      <text:p text:style-name="P115">    git log</text:p>
      <text:p text:style-name="P116">```</text:p>
      <text:p text:style-name="P117">Muestras los cambios en los commits</text:p>
      <text:p text:style-name="P118">```ssh</text:p>
      <text:p text:style-name="P119">    git log --oneline --stat</text:p>
      <text:p text:style-name="P120">```</text:p>
      <text:p text:style-name="P121">Muestra graficos de los commits</text:p>
      <text:p text:style-name="P122">```ssh</text:p>
      <text:p text:style-name="P123">    git log --oneline --graph</text:p>
      <text:p text:style-name="P124">```</text:p>
      <text:p text:style-name="P125"><text:span text:style-name="T126">## GIT DIFF</text:span></text:p>
      <text:p text:style-name="P127"/>
      <text:p text:style-name="P128">Muestra los cambios realizados a un archivo</text:p>
      <text:p text:style-name="P129">```ssh</text:p>
      <text:p text:style-name="P130">    git diff</text:p>
      <text:p text:style-name="P131">    git diff --staged</text:p>
      <text:p text:style-name="P132">```</text:p>
      <text:p text:style-name="P133"><text:span text:style-name="T134">## GIT HEAD</text:span></text:p>
      <text:p text:style-name="P135"/>
      <text:p text:style-name="P136">Saca un archivo del commit</text:p>
      <text:p text:style-name="P137">```ssh</text:p>
      <text:p text:style-name="P138">    git reset HEAD &lt;archivo&gt;</text:p>
      <text:p text:style-name="P139">```</text:p>
      <text:p text:style-name="P140">Devuelve el ultimo commit que se hizo y pone los cambios en staging</text:p>
      <text:soft-page-break/>
      <text:p text:style-name="P141">```ssh</text:p>
      <text:p text:style-name="P142">    git reset --soft HEAD^</text:p>
      <text:p text:style-name="P143">```</text:p>
      <text:p text:style-name="P144">Devuelve el ultimo commit y todos los cambios</text:p>
      <text:p text:style-name="P145">```ssh</text:p>
      <text:p text:style-name="P146">    git reset --hard HEAD^</text:p>
      <text:p text:style-name="P147">```</text:p>
      <text:p text:style-name="P148">Devuelve los 2 ultimo commit y todos los cambios</text:p>
      <text:p text:style-name="P149">```ssh</text:p>
      <text:p text:style-name="P150">    git reset --hard HEAD^^</text:p>
      <text:p text:style-name="P151">```</text:p>
      <text:p text:style-name="P152">Rollback merge/commit</text:p>
      <text:p text:style-name="P153">```ssh</text:p>
      <text:p text:style-name="P154">    git log</text:p>
      <text:p text:style-name="P155">    git reset --hard &lt;commit_sha&gt;</text:p>
      <text:p text:style-name="P156">```</text:p>
      <text:p text:style-name="P157"><text:span text:style-name="T158">## GIT REMOTE</text:span></text:p>
      <text:p text:style-name="P159"/>
      <text:p text:style-name="P160">Agregar repositorio remoto</text:p>
      <text:p text:style-name="P161">```ssh</text:p>
      <text:p text:style-name="P162">    git remote add origin &lt;url&gt;</text:p>
      <text:p text:style-name="P163">```</text:p>
      <text:p text:style-name="P164">Cambiar de remote</text:p>
      <text:p text:style-name="P165">```ssh</text:p>
      <text:p text:style-name="P166">    git remote set-url origin &lt;url&gt;</text:p>
      <text:p text:style-name="P167">```</text:p>
      <text:p text:style-name="P168">Remover repositorio</text:p>
      <text:p text:style-name="P169">```ssh</text:p>
      <text:p text:style-name="P170">    git remote rm &lt;name/origin&gt;</text:p>
      <text:p text:style-name="P171">```</text:p>
      <text:p text:style-name="P172">Muestra lista repositorios</text:p>
      <text:p text:style-name="P173">```ssh</text:p>
      <text:p text:style-name="P174">    git remote -v</text:p>
      <text:p text:style-name="P175">```</text:p>
      <text:p text:style-name="P176">Muestra los branches remotos</text:p>
      <text:p text:style-name="P177">```ssh  </text:p>
      <text:p text:style-name="P178">    git remote show origin</text:p>
      <text:p text:style-name="P179">```</text:p>
      <text:p text:style-name="P180">Limpiar todos los branches eliminados</text:p>
      <text:p text:style-name="P181">```ssh</text:p>
      <text:p text:style-name="P182">    git remote prune origin </text:p>
      <text:p text:style-name="P183">```</text:p>
      <text:p text:style-name="P184"><text:span text:style-name="T185">## GIT BRANCH</text:span></text:p>
      <text:p text:style-name="P186"/>
      <text:p text:style-name="P187">Crea un branch</text:p>
      <text:soft-page-break/>
      <text:p text:style-name="P188">```ssh</text:p>
      <text:p text:style-name="P189">    git branch &lt;nameBranch&gt;</text:p>
      <text:p text:style-name="P190">```</text:p>
      <text:p text:style-name="P191">Lista los branches</text:p>
      <text:p text:style-name="P192">```ssh</text:p>
      <text:p text:style-name="P193">    git branch</text:p>
      <text:p text:style-name="P194">```</text:p>
      <text:p text:style-name="P195">Comando -d elimina el branch y lo une al master</text:p>
      <text:p text:style-name="P196">```ssh</text:p>
      <text:p text:style-name="P197">    git branch -d &lt;nameBranch&gt;</text:p>
      <text:p text:style-name="P198">```</text:p>
      <text:p text:style-name="P199">Elimina sin preguntar</text:p>
      <text:p text:style-name="P200">```ssh</text:p>
      <text:p text:style-name="P201">    git branch -D &lt;nameBranch&gt;</text:p>
      <text:p text:style-name="P202">```</text:p>
      <text:p text:style-name="P203"><text:span text:style-name="T204">## GIT TAG</text:span></text:p>
      <text:p text:style-name="P205"/>
      <text:p text:style-name="P206">Muestra una lista de todos los tags</text:p>
      <text:p text:style-name="P207">```ssh</text:p>
      <text:p text:style-name="P208">    git tag</text:p>
      <text:p text:style-name="P209">```</text:p>
      <text:p text:style-name="P210">Crea un nuevo tags</text:p>
      <text:p text:style-name="P211">```ssh</text:p>
      <text:p text:style-name="P212">    git tag -a &lt;verison&gt; - m "esta es la versión x"</text:p>
      <text:p text:style-name="P213">```</text:p>
      <text:p text:style-name="P214"><text:span text:style-name="T215">## GIT REBASE</text:span></text:p>
      <text:p text:style-name="P216"/>
      <text:p text:style-name="P217">Los rebase se usan cuando trabajamos con branches esto hace que los branches se pongan al día con el master sin afectar al mismo</text:p>
      <text:p text:style-name="P218"/>
      <text:p text:style-name="P219">Une el branch actual con el mastar, esto no se puede ver como un merge</text:p>
      <text:p text:style-name="P220">```ssh</text:p>
      <text:p text:style-name="P221">    git rebase</text:p>
      <text:p text:style-name="P222">```</text:p>
      <text:p text:style-name="P223">Cuando se produce un conflicto no das las siguientes opciones:</text:p>
      <text:p text:style-name="P224"/>
      <text:p text:style-name="P225">cuando resolvemos los conflictos --continue continua la secuencia del rebase donde se pauso</text:p>
      <text:p text:style-name="P226">```ssh  </text:p>
      <text:p text:style-name="P227">    git rebase --continue </text:p>
      <text:p text:style-name="P228">```</text:p>
      <text:p text:style-name="P229">Omite el conflicto y sigue su camino</text:p>
      <text:p text:style-name="P230">```ssh</text:p>
      <text:p text:style-name="P231">    git rebase --skip</text:p>
      <text:p text:style-name="P232">```</text:p>
      <text:soft-page-break/>
      <text:p text:style-name="P233">Devuelve todo al principio del rebase</text:p>
      <text:p text:style-name="P234">```ssh</text:p>
      <text:p text:style-name="P235">    git reabse --abort</text:p>
      <text:p text:style-name="P236">```</text:p>
      <text:p text:style-name="P237">Para hacer un rebase a un branch en especifico</text:p>
      <text:p text:style-name="P238">```ssh  </text:p>
      <text:p text:style-name="P239">    git rebase &lt;nameBranch&gt;</text:p>
      <text:p text:style-name="P240">```</text:p>
      <text:p text:style-name="P241"><text:span text:style-name="T242">## OTROS COMANDOS</text:span></text:p>
      <text:p text:style-name="P243"/>
      <text:p text:style-name="P244">Lista un estado actual del repositorio con lista de archivos modificados o agregados</text:p>
      <text:p text:style-name="P245">```ssh</text:p>
      <text:p text:style-name="P246">    git status</text:p>
      <text:p text:style-name="P247">```</text:p>
      <text:p text:style-name="P248">Quita del HEAD un archivo y le pone el estado de no trabajado</text:p>
      <text:p text:style-name="P249">```ssh</text:p>
      <text:p text:style-name="P250">    git checkout -- &lt;file&gt;</text:p>
      <text:p text:style-name="P251">```</text:p>
      <text:p text:style-name="P252">Crea un branch en base a uno online</text:p>
      <text:p text:style-name="P253">```ssh</text:p>
      <text:p text:style-name="P254">    git checkout -b newlocalbranchname origin/branch-name</text:p>
      <text:p text:style-name="P255">```</text:p>
      <text:p text:style-name="P256">Busca los cambios nuevos y actualiza el repositorio</text:p>
      <text:p text:style-name="P257">```ssh</text:p>
      <text:p text:style-name="P258">    git pull origin &lt;nameBranch&gt;</text:p>
      <text:p text:style-name="P259">```</text:p>
      <text:p text:style-name="P260">Cambiar de branch</text:p>
      <text:p text:style-name="P261">```ssh</text:p>
      <text:p text:style-name="P262">    git checkout &lt;nameBranch/tagname&gt;</text:p>
      <text:p text:style-name="P263">```</text:p>
      <text:p text:style-name="P264">Une el branch actual con el especificado</text:p>
      <text:p text:style-name="P265">```ssh</text:p>
      <text:p text:style-name="P266">    git merge &lt;nameBranch&gt;</text:p>
      <text:p text:style-name="P267">```</text:p>
      <text:p text:style-name="P268">Verifica cambios en el repositorio online con el local</text:p>
      <text:p text:style-name="P269">```ssh</text:p>
      <text:p text:style-name="P270">    git fetch</text:p>
      <text:p text:style-name="P271">```</text:p>
      <text:p text:style-name="P272">Borrar un archivo del repositorio</text:p>
      <text:p text:style-name="P273">```ssh</text:p>
      <text:p text:style-name="P274">    git rm &lt;archivo&gt; </text:p>
      <text:p text:style-name="P275">```</text:p>
      <text:p text:style-name="P276"/>
      <text:p text:style-name="P277"><text:span text:style-name="T278">## Fork</text:span></text:p>
      <text:p text:style-name="P279"/>
      <text:p text:style-name="P280">Descargar remote de un fork</text:p>
      <text:p text:style-name="P281">```</text:p>
      <text:p text:style-name="P282">    git remote add upstream &lt;url&gt;</text:p>
      <text:p text:style-name="P283">```</text:p>
      <text:p text:style-name="P284"/>
      <text:p text:style-name="P285">Merge con master de un fork</text:p>
      <text:p text:style-name="P286">```</text:p>
      <text:p text:style-name="P287">    git fetch upstream</text:p>
      <text:p text:style-name="P288">    git merge upstream/master</text:p>
      <text:p text:style-name="P289">```</text:p>
      <text:p text:style-name="P29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an pablo alzate giraldo</meta:initial-creator>
    <dc:creator>juan pablo alzate giraldo</dc:creator>
    <meta:creation-date>2021-09-10T17:17:00Z</meta:creation-date>
    <dc:date>2021-09-10T17:17:00Z</dc:date>
    <meta:template xlink:href="Normal" xlink:type="simple"/>
    <meta:editing-cycles>2</meta:editing-cycles>
    <meta:editing-duration>PT60S</meta:editing-duration>
    <meta:document-statistic meta:page-count="7" meta:paragraph-count="10" meta:word-count="804" meta:character-count="5216" meta:row-count="36" meta:non-whitespace-character-count="4422"/>
  </office:meta>
</office:document-meta>
</file>